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0.5583in"/>
    </style:style>
    <style:style style:name="co3" style:family="table-column">
      <style:table-column-properties fo:break-before="auto" style:column-width="1.1508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1.0992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2626in"/>
    </style:style>
    <style:style style:name="co8" style:family="table-column">
      <style:table-column-properties fo:break-before="auto" style:column-width="1.288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764in"/>
    </style:style>
    <style:style style:name="co11" style:family="table-column">
      <style:table-column-properties fo:break-before="auto" style:column-width="1.348in"/>
    </style:style>
    <style:style style:name="co12" style:family="table-column">
      <style:table-column-properties fo:break-before="auto" style:column-width="1.8854in"/>
    </style:style>
    <style:style style:name="co13" style:family="table-column">
      <style:table-column-properties fo:break-before="auto" style:column-width="1.9083in"/>
    </style:style>
    <style:style style:name="co14" style:family="table-column">
      <style:table-column-properties fo:break-before="auto" style:column-width="1.8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3" style:family="table-cell" style:parent-style-name="Pivot_20_Table_20_Field">
      <style:table-cell-properties fo:border="0.99pt solid #000000"/>
    </style:style>
    <style:style style:name="ce14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4"/>
    <style:style style:name="ce16" style:family="table-cell" style:parent-style-name="Pivot_20_Table_20_Value" style:data-style-name="N4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1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2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hunk Size (MB)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tart Timestamp</text:p>
          </table:table-cell>
          <table:table-cell office:value-type="string" calcext:value-type="string">
            <text:p>End Timestamp</text:p>
          </table:table-cell>
          <table:table-cell table:style-name="Default" office:value-type="string" calcext:value-type="string">
            <text:p>Read Data Time(s)</text:p>
          </table:table-cell>
          <table:table-cell table:style-name="Default" office:value-type="string" calcext:value-type="string">
            <text:p>Billed Duration(ms)</text:p>
          </table:table-cell>
        </table:table-row>
        <table:table-row table:style-name="ro1">
          <table:table-cell office:value-type="string" calcext:value-type="string">
            <text:p>Thu Feb <text:s/>9 19:06:16 2023</text:p>
          </table:table-cell>
          <table:table-cell office:value-type="string" calcext:value-type="string">
            <text:p>Google</text:p>
          </table:table-cell>
          <table:table-cell office:value-type="float" office:value="4" calcext:value-type="float">
            <text:p>4</text:p>
          </table:table-cell>
          <table:table-cell office:value-type="float" office:value="19.2519" calcext:value-type="float">
            <text:p>19.2519</text:p>
          </table:table-cell>
          <table:table-cell office:value-type="float" office:value="1675987577049" calcext:value-type="float">
            <text:p>1675987577049</text:p>
          </table:table-cell>
          <table:table-cell office:value-type="float" office:value="1675987614556" calcext:value-type="float">
            <text:p>1675987614556</text:p>
          </table:table-cell>
          <table:table-cell office:value-type="float" office:value="0.308765596813626" calcext:value-type="float">
            <text:p>0.31</text:p>
          </table:table-cell>
          <table:table-cell office:value-type="float" office:value="360.285714285714" calcext:value-type="float">
            <text:p>360.29</text:p>
          </table:table-cell>
        </table:table-row>
        <table:table-row table:style-name="ro1">
          <table:table-cell office:value-type="string" calcext:value-type="string">
            <text:p>Thu Feb <text:s/>9 19:07:05 2023</text:p>
          </table:table-cell>
          <table:table-cell office:value-type="string" calcext:value-type="string">
            <text:p>S3</text:p>
          </table:table-cell>
          <table:table-cell office:value-type="float" office:value="4" calcext:value-type="float">
            <text:p>4</text:p>
          </table:table-cell>
          <table:table-cell office:value-type="float" office:value="9.05807" calcext:value-type="float">
            <text:p>9.05807</text:p>
          </table:table-cell>
          <table:table-cell office:value-type="float" office:value="1675987626015" calcext:value-type="float">
            <text:p>1675987626015</text:p>
          </table:table-cell>
          <table:table-cell office:value-type="float" office:value="1675987653508" calcext:value-type="float">
            <text:p>1675987653508</text:p>
          </table:table-cell>
          <table:table-cell office:value-type="float" office:value="0.531902752816677" calcext:value-type="float">
            <text:p>0.53</text:p>
          </table:table-cell>
          <table:table-cell office:value-type="float" office:value="681.515625" calcext:value-type="float">
            <text:p>681.52</text:p>
          </table:table-cell>
        </table:table-row>
        <table:table-row table:style-name="ro1">
          <table:table-cell office:value-type="string" calcext:value-type="string">
            <text:p>Thu Feb <text:s/>9 19:07:39 2023</text:p>
          </table:table-cell>
          <table:table-cell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office:value-type="float" office:value="11.3305" calcext:value-type="float">
            <text:p>11.3305</text:p>
          </table:table-cell>
          <table:table-cell office:value-type="float" office:value="1675987660257" calcext:value-type="float">
            <text:p>1675987660257</text:p>
          </table:table-cell>
          <table:table-cell office:value-type="float" office:value="1675987690724" calcext:value-type="float">
            <text:p>1675987690724</text:p>
          </table:table-cell>
          <table:table-cell office:value-type="float" office:value="0.199488405138254" calcext:value-type="float">
            <text:p>0.20</text:p>
          </table:table-cell>
          <table:table-cell office:value-type="float" office:value="223.359375" calcext:value-type="float">
            <text:p>223.36</text:p>
          </table:table-cell>
        </table:table-row>
        <table:table-row table:style-name="ro1">
          <table:table-cell office:value-type="string" calcext:value-type="string">
            <text:p>Thu Feb <text:s/>9 19:08:29 2023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7.261" calcext:value-type="float">
            <text:p>7.261</text:p>
          </table:table-cell>
          <table:table-cell office:value-type="float" office:value="1675987709815" calcext:value-type="float">
            <text:p>1675987709815</text:p>
          </table:table-cell>
          <table:table-cell office:value-type="float" office:value="1675987736827" calcext:value-type="float">
            <text:p>1675987736827</text:p>
          </table:table-cell>
          <table:table-cell office:value-type="float" office:value="0.138164378702641" calcext:value-type="float">
            <text:p>0.14</text:p>
          </table:table-cell>
          <table:table-cell office:value-type="float" office:value="146.875" calcext:value-type="float">
            <text:p>146.88</text:p>
          </table:table-cell>
        </table:table-row>
        <table:table-row table:style-name="ro1">
          <table:table-cell office:value-type="string" calcext:value-type="string">
            <text:p>Thu Feb <text:s/>9 19:09:03 2023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7.0243" calcext:value-type="float">
            <text:p>7.0243</text:p>
          </table:table-cell>
          <table:table-cell office:value-type="float" office:value="1675987744157" calcext:value-type="float">
            <text:p>1675987744157</text:p>
          </table:table-cell>
          <table:table-cell office:value-type="float" office:value="1675987768889" calcext:value-type="float">
            <text:p>1675987768889</text:p>
          </table:table-cell>
          <table:table-cell office:value-type="float" office:value="0.107243549078703" calcext:value-type="float">
            <text:p>0.11</text:p>
          </table:table-cell>
          <table:table-cell office:value-type="float" office:value="115.640625" calcext:value-type="float">
            <text:p>115.64</text:p>
          </table:table-cell>
        </table:table-row>
        <table:table-row table:style-name="ro1">
          <table:table-cell office:value-type="string" calcext:value-type="string">
            <text:p>Thu Feb <text:s/>9 19:09:38 2023</text:p>
          </table:table-cell>
          <table:table-cell office:value-type="string" calcext:value-type="string">
            <text:p>Google</text:p>
          </table:table-cell>
          <table:table-cell office:value-type="float" office:value="4" calcext:value-type="float">
            <text:p>4</text:p>
          </table:table-cell>
          <table:table-cell office:value-type="float" office:value="21.0848" calcext:value-type="float">
            <text:p>21.0848</text:p>
          </table:table-cell>
          <table:table-cell office:value-type="float" office:value="1675987778948" calcext:value-type="float">
            <text:p>1675987778948</text:p>
          </table:table-cell>
          <table:table-cell office:value-type="float" office:value="1675987818080" calcext:value-type="float">
            <text:p>1675987818080</text:p>
          </table:table-cell>
          <table:table-cell office:value-type="float" office:value="0.217060316354036" calcext:value-type="float">
            <text:p>0.22</text:p>
          </table:table-cell>
          <table:table-cell office:value-type="float" office:value="261.46875" calcext:value-type="float">
            <text:p>261.47</text:p>
          </table:table-cell>
        </table:table-row>
        <table:table-row table:style-name="ro1">
          <table:table-cell office:value-type="string" calcext:value-type="string">
            <text:p>Thu Feb <text:s/>9 19:10:28 2023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7.1517" calcext:value-type="float">
            <text:p>7.1517</text:p>
          </table:table-cell>
          <table:table-cell office:value-type="float" office:value="1675987828657" calcext:value-type="float">
            <text:p>1675987828657</text:p>
          </table:table-cell>
          <table:table-cell office:value-type="float" office:value="1675987854171" calcext:value-type="float">
            <text:p>1675987854171</text:p>
          </table:table-cell>
          <table:table-cell office:value-type="float" office:value="0.105721022933722" calcext:value-type="float">
            <text:p>0.11</text:p>
          </table:table-cell>
          <table:table-cell office:value-type="float" office:value="114.59375" calcext:value-type="float">
            <text:p>114.59</text:p>
          </table:table-cell>
        </table:table-row>
        <table:table-row table:style-name="ro1">
          <table:table-cell office:value-type="string" calcext:value-type="string">
            <text:p>Thu Feb <text:s/>9 19:11:02 2023</text:p>
          </table:table-cell>
          <table:table-cell office:value-type="string" calcext:value-type="string">
            <text:p>S3</text:p>
          </table:table-cell>
          <table:table-cell office:value-type="float" office:value="8" calcext:value-type="float">
            <text:p>8</text:p>
          </table:table-cell>
          <table:table-cell office:value-type="float" office:value="10.405" calcext:value-type="float">
            <text:p>10.405</text:p>
          </table:table-cell>
          <table:table-cell office:value-type="float" office:value="1675987862723" calcext:value-type="float">
            <text:p>1675987862723</text:p>
          </table:table-cell>
          <table:table-cell office:value-type="float" office:value="1675987891634" calcext:value-type="float">
            <text:p>1675987891634</text:p>
          </table:table-cell>
          <table:table-cell office:value-type="float" office:value="0.392626602202646" calcext:value-type="float">
            <text:p>0.39</text:p>
          </table:table-cell>
          <table:table-cell office:value-type="float" office:value="679.6875" calcext:value-type="float">
            <text:p>679.69</text:p>
          </table:table-cell>
        </table:table-row>
        <table:table-row table:style-name="ro1">
          <table:table-cell office:value-type="string" calcext:value-type="string">
            <text:p>Thu Feb <text:s/>9 19:11:37 2023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8.97" calcext:value-type="float">
            <text:p>8.97</text:p>
          </table:table-cell>
          <table:table-cell office:value-type="float" office:value="1675987897482" calcext:value-type="float">
            <text:p>1675987897482</text:p>
          </table:table-cell>
          <table:table-cell office:value-type="float" office:value="1675987924556" calcext:value-type="float">
            <text:p>1675987924556</text:p>
          </table:table-cell>
          <table:table-cell office:value-type="float" office:value="0.197936613112688" calcext:value-type="float">
            <text:p>0.20</text:p>
          </table:table-cell>
          <table:table-cell office:value-type="float" office:value="271.4375" calcext:value-type="float">
            <text:p>271.44</text:p>
          </table:table-cell>
        </table:table-row>
        <table:table-row table:style-name="ro1">
          <table:table-cell office:value-type="string" calcext:value-type="string">
            <text:p>Thu Feb <text:s/>9 19:12:11 2023</text:p>
          </table:table-cell>
          <table:table-cell office:value-type="string" calcext:value-type="string">
            <text:p>S3</text:p>
          </table:table-cell>
          <table:table-cell office:value-type="float" office:value="4" calcext:value-type="float">
            <text:p>4</text:p>
          </table:table-cell>
          <table:table-cell office:value-type="float" office:value="8.61157" calcext:value-type="float">
            <text:p>8.61157</text:p>
          </table:table-cell>
          <table:table-cell office:value-type="float" office:value="1675987931557" calcext:value-type="float">
            <text:p>1675987931557</text:p>
          </table:table-cell>
          <table:table-cell office:value-type="float" office:value="1675987958591" calcext:value-type="float">
            <text:p>1675987958591</text:p>
          </table:table-cell>
          <table:table-cell office:value-type="float" office:value="0.328311912715435" calcext:value-type="float">
            <text:p>0.33</text:p>
          </table:table-cell>
          <table:table-cell office:value-type="float" office:value="463.6875" calcext:value-type="float">
            <text:p>463.69</text:p>
          </table:table-cell>
        </table:table-row>
        <table:table-row table:style-name="ro1">
          <table:table-cell office:value-type="string" calcext:value-type="string">
            <text:p>Thu Feb <text:s/>9 19:12:45 2023</text:p>
          </table:table-cell>
          <table:table-cell office:value-type="string" calcext:value-type="string">
            <text:p>Google</text:p>
          </table:table-cell>
          <table:table-cell office:value-type="float" office:value="4" calcext:value-type="float">
            <text:p>4</text:p>
          </table:table-cell>
          <table:table-cell office:value-type="float" office:value="19.6423" calcext:value-type="float">
            <text:p>19.6423</text:p>
          </table:table-cell>
          <table:table-cell office:value-type="float" office:value="1675987966140" calcext:value-type="float">
            <text:p>1675987966140</text:p>
          </table:table-cell>
          <table:table-cell office:value-type="float" office:value="1675988004070" calcext:value-type="float">
            <text:p>1675988004070</text:p>
          </table:table-cell>
          <table:table-cell office:value-type="float" office:value="0.193780459463596" calcext:value-type="float">
            <text:p>0.19</text:p>
          </table:table-cell>
          <table:table-cell office:value-type="float" office:value="242.75" calcext:value-type="float">
            <text:p>242.75</text:p>
          </table:table-cell>
        </table:table-row>
        <table:table-row table:style-name="ro1">
          <table:table-cell office:value-type="string" calcext:value-type="string">
            <text:p>Thu Feb <text:s/>9 19:13:34 2023</text:p>
          </table:table-cell>
          <table:table-cell office:value-type="string" calcext:value-type="string">
            <text:p>S3</text:p>
          </table:table-cell>
          <table:table-cell office:value-type="float" office:value="4" calcext:value-type="float">
            <text:p>4</text:p>
          </table:table-cell>
          <table:table-cell office:value-type="float" office:value="8.00355" calcext:value-type="float">
            <text:p>8.00355</text:p>
          </table:table-cell>
          <table:table-cell office:value-type="float" office:value="1675988014698" calcext:value-type="float">
            <text:p>1675988014698</text:p>
          </table:table-cell>
          <table:table-cell office:value-type="float" office:value="1675988040385" calcext:value-type="float">
            <text:p>1675988040385</text:p>
          </table:table-cell>
          <table:table-cell office:value-type="float" office:value="0.259242195636034" calcext:value-type="float">
            <text:p>0.26</text:p>
          </table:table-cell>
          <table:table-cell office:value-type="float" office:value="394.96875" calcext:value-type="float">
            <text:p>394.97</text:p>
          </table:table-cell>
        </table:table-row>
        <table:table-row table:style-name="ro1">
          <table:table-cell office:value-type="string" calcext:value-type="string">
            <text:p>Thu Feb <text:s/>9 19:14:08 2023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6.04826" calcext:value-type="float">
            <text:p>6.04826</text:p>
          </table:table-cell>
          <table:table-cell office:value-type="float" office:value="1675988048523" calcext:value-type="float">
            <text:p>1675988048523</text:p>
          </table:table-cell>
          <table:table-cell office:value-type="float" office:value="1675988072545" calcext:value-type="float">
            <text:p>1675988072545</text:p>
          </table:table-cell>
          <table:table-cell office:value-type="float" office:value="0.175120051950216" calcext:value-type="float">
            <text:p>0.18</text:p>
          </table:table-cell>
          <table:table-cell office:value-type="float" office:value="242.421875" calcext:value-type="float">
            <text:p>242.42</text:p>
          </table:table-cell>
        </table:table-row>
        <table:table-row table:style-name="ro1">
          <table:table-cell office:value-type="string" calcext:value-type="string">
            <text:p>Thu Feb <text:s/>9 19:14:42 2023</text:p>
          </table:table-cell>
          <table:table-cell office:value-type="string" calcext:value-type="string">
            <text:p>S3</text:p>
          </table:table-cell>
          <table:table-cell office:value-type="float" office:value="8" calcext:value-type="float">
            <text:p>8</text:p>
          </table:table-cell>
          <table:table-cell office:value-type="float" office:value="10.3783" calcext:value-type="float">
            <text:p>10.3783</text:p>
          </table:table-cell>
          <table:table-cell office:value-type="float" office:value="1675988082490" calcext:value-type="float">
            <text:p>1675988082490</text:p>
          </table:table-cell>
          <table:table-cell office:value-type="float" office:value="1675988111099" calcext:value-type="float">
            <text:p>1675988111099</text:p>
          </table:table-cell>
          <table:table-cell office:value-type="float" office:value="0.3580082654953" calcext:value-type="float">
            <text:p>0.36</text:p>
          </table:table-cell>
          <table:table-cell office:value-type="float" office:value="625.375" calcext:value-type="float">
            <text:p>625.38</text:p>
          </table:table-cell>
        </table:table-row>
        <table:table-row table:style-name="ro1">
          <table:table-cell office:value-type="string" calcext:value-type="string">
            <text:p>Thu Feb <text:s/>9 19:15:16 2023</text:p>
          </table:table-cell>
          <table:table-cell office:value-type="string" calcext:value-type="string">
            <text:p>S3</text:p>
          </table:table-cell>
          <table:table-cell office:value-type="float" office:value="8" calcext:value-type="float">
            <text:p>8</text:p>
          </table:table-cell>
          <table:table-cell office:value-type="float" office:value="9.94254" calcext:value-type="float">
            <text:p>9.94254</text:p>
          </table:table-cell>
          <table:table-cell office:value-type="float" office:value="1675988117198" calcext:value-type="float">
            <text:p>1675988117198</text:p>
          </table:table-cell>
          <table:table-cell office:value-type="float" office:value="1675988145515" calcext:value-type="float">
            <text:p>1675988145515</text:p>
          </table:table-cell>
          <table:table-cell office:value-type="float" office:value="0.20384606719017" calcext:value-type="float">
            <text:p>0.20</text:p>
          </table:table-cell>
          <table:table-cell office:value-type="float" office:value="445.859375" calcext:value-type="float">
            <text:p>445.86</text:p>
          </table:table-cell>
        </table:table-row>
        <table:table-row table:style-name="ro1">
          <table:table-cell office:value-type="string" calcext:value-type="string">
            <text:p>Thu Feb <text:s/>9 19:15:50 2023</text:p>
          </table:table-cell>
          <table:table-cell office:value-type="string" calcext:value-type="string">
            <text:p>S3</text:p>
          </table:table-cell>
          <table:table-cell office:value-type="float" office:value="2" calcext:value-type="float">
            <text:p>2</text:p>
          </table:table-cell>
          <table:table-cell office:value-type="float" office:value="6.79346" calcext:value-type="float">
            <text:p>6.79346</text:p>
          </table:table-cell>
          <table:table-cell office:value-type="float" office:value="1675988151090" calcext:value-type="float">
            <text:p>1675988151090</text:p>
          </table:table-cell>
          <table:table-cell office:value-type="float" office:value="1675988176469" calcext:value-type="float">
            <text:p>1675988176469</text:p>
          </table:table-cell>
          <table:table-cell office:value-type="float" office:value="0.190025854855768" calcext:value-type="float">
            <text:p>0.19</text:p>
          </table:table-cell>
          <table:table-cell office:value-type="float" office:value="280.84375" calcext:value-type="float">
            <text:p>280.84</text:p>
          </table:table-cell>
        </table:table-row>
        <table:table-row table:style-name="ro1">
          <table:table-cell office:value-type="string" calcext:value-type="string">
            <text:p>Thu Feb <text:s/>9 19:16:25 2023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7.22675" calcext:value-type="float">
            <text:p>7.22675</text:p>
          </table:table-cell>
          <table:table-cell office:value-type="float" office:value="1675988186156" calcext:value-type="float">
            <text:p>1675988186156</text:p>
          </table:table-cell>
          <table:table-cell office:value-type="float" office:value="1675988211539" calcext:value-type="float">
            <text:p>1675988211539</text:p>
          </table:table-cell>
          <table:table-cell office:value-type="float" office:value="0.149140533059835" calcext:value-type="float">
            <text:p>0.15</text:p>
          </table:table-cell>
          <table:table-cell office:value-type="float" office:value="219.71875" calcext:value-type="float">
            <text:p>219.72</text:p>
          </table:table-cell>
        </table:table-row>
        <table:table-row table:style-name="ro1">
          <table:table-cell office:value-type="string" calcext:value-type="string">
            <text:p>Thu Feb <text:s/>9 19:17:01 2023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36.3531" calcext:value-type="float">
            <text:p>36.3531</text:p>
          </table:table-cell>
          <table:table-cell office:value-type="float" office:value="1675988222465" calcext:value-type="float">
            <text:p>1675988222465</text:p>
          </table:table-cell>
          <table:table-cell office:value-type="float" office:value="1675988277418" calcext:value-type="float">
            <text:p>1675988277418</text:p>
          </table:table-cell>
          <table:table-cell office:value-type="float" office:value="0.459847614169121" calcext:value-type="float">
            <text:p>0.46</text:p>
          </table:table-cell>
          <table:table-cell office:value-type="float" office:value="555.546875" calcext:value-type="float">
            <text:p>555.55</text:p>
          </table:table-cell>
        </table:table-row>
        <table:table-row table:style-name="ro1">
          <table:table-cell office:value-type="string" calcext:value-type="string">
            <text:p>Thu Feb <text:s/>9 19:18:05 2023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35.6286" calcext:value-type="float">
            <text:p>35.6286</text:p>
          </table:table-cell>
          <table:table-cell office:value-type="float" office:value="1675988286456" calcext:value-type="float">
            <text:p>1675988286456</text:p>
          </table:table-cell>
          <table:table-cell office:value-type="float" office:value="1675988340475" calcext:value-type="float">
            <text:p>1675988340475</text:p>
          </table:table-cell>
          <table:table-cell office:value-type="float" office:value="0.398640923202038" calcext:value-type="float">
            <text:p>0.40</text:p>
          </table:table-cell>
          <table:table-cell office:value-type="float" office:value="464.484375" calcext:value-type="float">
            <text:p>464.48</text:p>
          </table:table-cell>
        </table:table-row>
        <table:table-row table:style-name="ro1">
          <table:table-cell office:value-type="string" calcext:value-type="string">
            <text:p>Thu Feb <text:s/>9 19:19:10 2023</text:p>
          </table:table-cell>
          <table:table-cell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office:value-type="float" office:value="11.2321" calcext:value-type="float">
            <text:p>11.2321</text:p>
          </table:table-cell>
          <table:table-cell office:value-type="float" office:value="1675988350398" calcext:value-type="float">
            <text:p>1675988350398</text:p>
          </table:table-cell>
          <table:table-cell office:value-type="float" office:value="1675988379627" calcext:value-type="float">
            <text:p>1675988379627</text:p>
          </table:table-cell>
          <table:table-cell office:value-type="float" office:value="0.160792101174593" calcext:value-type="float">
            <text:p>0.16</text:p>
          </table:table-cell>
          <table:table-cell office:value-type="float" office:value="180.09375" calcext:value-type="float">
            <text:p>180.09</text:p>
          </table:table-cell>
        </table:table-row>
        <table:table-row table:style-name="ro1">
          <table:table-cell office:value-type="string" calcext:value-type="string">
            <text:p>Thu Feb <text:s/>9 19:19:44 2023</text:p>
          </table:table-cell>
          <table:table-cell office:value-type="string" calcext:value-type="string">
            <text:p>S3</text:p>
          </table:table-cell>
          <table:table-cell office:value-type="float" office:value="2" calcext:value-type="float">
            <text:p>2</text:p>
          </table:table-cell>
          <table:table-cell office:value-type="float" office:value="6.685" calcext:value-type="float">
            <text:p>6.685</text:p>
          </table:table-cell>
          <table:table-cell office:value-type="float" office:value="1675988384973" calcext:value-type="float">
            <text:p>1675988384973</text:p>
          </table:table-cell>
          <table:table-cell office:value-type="float" office:value="1675988409668" calcext:value-type="float">
            <text:p>1675988409668</text:p>
          </table:table-cell>
          <table:table-cell office:value-type="float" office:value="0.166541554033748" calcext:value-type="float">
            <text:p>0.17</text:p>
          </table:table-cell>
          <table:table-cell office:value-type="float" office:value="254.65625" calcext:value-type="float">
            <text:p>254.66</text:p>
          </table:table-cell>
        </table:table-row>
        <table:table-row table:style-name="ro1">
          <table:table-cell office:value-type="string" calcext:value-type="string">
            <text:p>Thu Feb <text:s/>9 19:20:18 2023</text:p>
          </table:table-cell>
          <table:table-cell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office:value-type="float" office:value="11.2687" calcext:value-type="float">
            <text:p>11.2687</text:p>
          </table:table-cell>
          <table:table-cell office:value-type="float" office:value="1675988418923" calcext:value-type="float">
            <text:p>1675988418923</text:p>
          </table:table-cell>
          <table:table-cell office:value-type="float" office:value="1675988448708" calcext:value-type="float">
            <text:p>1675988448708</text:p>
          </table:table-cell>
          <table:table-cell office:value-type="float" office:value="0.124834362417459" calcext:value-type="float">
            <text:p>0.12</text:p>
          </table:table-cell>
          <table:table-cell office:value-type="float" office:value="144.421875" calcext:value-type="float">
            <text:p>144.42</text:p>
          </table:table-cell>
        </table:table-row>
        <table:table-row table:style-name="ro1">
          <table:table-cell office:value-type="string" calcext:value-type="string">
            <text:p>Thu Feb <text:s/>9 19:21:07 2023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35.8472" calcext:value-type="float">
            <text:p>35.8472</text:p>
          </table:table-cell>
          <table:table-cell office:value-type="float" office:value="1675988468231" calcext:value-type="float">
            <text:p>1675988468231</text:p>
          </table:table-cell>
          <table:table-cell office:value-type="float" office:value="1675988522795" calcext:value-type="float">
            <text:p>1675988522795</text:p>
          </table:table-cell>
          <table:table-cell office:value-type="float" office:value="0.361898146569729" calcext:value-type="float">
            <text:p>0.36</text:p>
          </table:table-cell>
          <table:table-cell office:value-type="float" office:value="428.84375" calcext:value-type="float">
            <text:p>428.84</text:p>
          </table:table-cell>
        </table:table-row>
        <table:table-row table:style-name="ro1">
          <table:table-cell office:value-type="string" calcext:value-type="string">
            <text:p>Thu Feb <text:s/>9 19:22:12 2023</text:p>
          </table:table-cell>
          <table:table-cell office:value-type="string" calcext:value-type="string">
            <text:p>S3</text:p>
          </table:table-cell>
          <table:table-cell office:value-type="float" office:value="2" calcext:value-type="float">
            <text:p>2</text:p>
          </table:table-cell>
          <table:table-cell office:value-type="float" office:value="6.74917" calcext:value-type="float">
            <text:p>6.74917</text:p>
          </table:table-cell>
          <table:table-cell office:value-type="float" office:value="1675988532631" calcext:value-type="float">
            <text:p>1675988532631</text:p>
          </table:table-cell>
          <table:table-cell office:value-type="float" office:value="1675988557421" calcext:value-type="float">
            <text:p>1675988557421</text:p>
          </table:table-cell>
          <table:table-cell office:value-type="float" office:value="0.151691142469644" calcext:value-type="float">
            <text:p>0.15</text:p>
          </table:table-cell>
          <table:table-cell office:value-type="float" office:value="239.359375" calcext:value-type="float">
            <text:p>239.36</text:p>
          </table:table-cell>
        </table:table-row>
      </table:table>
      <table:table table:name="Pivot Table_out_1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"/>
          <table:table-cell table:style-name="ce12"/>
          <table:table-cell table:style-name="ce18" office:value-type="string" calcext:value-type="string">
            <text:p>Data</text:p>
          </table:table-cell>
          <table:table-cell table:style-name="ce24" table:number-columns-repeated="2"/>
          <table:table-cell table:style-name="ce26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13" office:value-type="string" calcext:value-type="string">
            <text:p>Chunk Size (MB)</text:p>
          </table:table-cell>
          <table:table-cell table:style-name="ce19" office:value-type="string" calcext:value-type="string">
            <text:p>Median - Total Time</text:p>
          </table:table-cell>
          <table:table-cell table:style-name="ce25" office:value-type="string" calcext:value-type="string">
            <text:p>Median - Read Data Time(s)</text:p>
          </table:table-cell>
          <table:table-cell table:style-name="ce25" office:value-type="string" calcext:value-type="string">
            <text:p>Median - Billed Duration(ms)</text:p>
          </table:table-cell>
          <table:table-cell table:style-name="ce27" office:value-type="string" calcext:value-type="string">
            <text:p>Count - Billed Duration(ms)</text:p>
          </table:table-cell>
        </table:table-row>
        <table:table-row table:style-name="ro1">
          <table:table-cell table:style-name="ce4" office:value-type="string" calcext:value-type="string">
            <text:p>Google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float" office:value="7.1517" calcext:value-type="float">
            <text:p>7.1517</text:p>
          </table:table-cell>
          <table:table-cell table:style-name="ce14" office:value-type="float" office:value="0.107243549078703" calcext:value-type="float">
            <text:p>0.11</text:p>
          </table:table-cell>
          <table:table-cell table:style-name="ce14" office:value-type="float" office:value="115.640625" calcext:value-type="float">
            <text:p>115.64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21" office:value-type="float" office:value="11.2687" calcext:value-type="float">
            <text:p>11.2687</text:p>
          </table:table-cell>
          <table:table-cell table:style-name="ce15" office:value-type="float" office:value="0.160792101174593" calcext:value-type="float">
            <text:p>0.16</text:p>
          </table:table-cell>
          <table:table-cell table:style-name="ce15" office:value-type="float" office:value="180.09375" calcext:value-type="float">
            <text:p>180.09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21" office:value-type="float" office:value="19.6423" calcext:value-type="float">
            <text:p>19.6423</text:p>
          </table:table-cell>
          <table:table-cell table:style-name="ce15" office:value-type="float" office:value="0.217060316354036" calcext:value-type="float">
            <text:p>0.22</text:p>
          </table:table-cell>
          <table:table-cell table:style-name="ce15" office:value-type="float" office:value="261.46875" calcext:value-type="float">
            <text:p>261.47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0" office:value-type="float" office:value="8" calcext:value-type="float">
            <text:p>8</text:p>
          </table:table-cell>
          <table:table-cell table:style-name="ce22" office:value-type="float" office:value="35.8472" calcext:value-type="float">
            <text:p>35.8472</text:p>
          </table:table-cell>
          <table:table-cell table:style-name="ce16" office:value-type="float" office:value="0.398640923202038" calcext:value-type="float">
            <text:p>0.40</text:p>
          </table:table-cell>
          <table:table-cell table:style-name="ce16" office:value-type="float" office:value="464.484375" calcext:value-type="float">
            <text:p>464.48</text:p>
          </table:table-cell>
          <table:table-cell table:style-name="ce30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S3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float" office:value="7.22675" calcext:value-type="float">
            <text:p>7.22675</text:p>
          </table:table-cell>
          <table:table-cell table:style-name="ce14" office:value-type="float" office:value="0.175120051950216" calcext:value-type="float">
            <text:p>0.18</text:p>
          </table:table-cell>
          <table:table-cell table:style-name="ce14" office:value-type="float" office:value="242.421875" calcext:value-type="float">
            <text:p>242.42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21" office:value-type="float" office:value="6.74917" calcext:value-type="float">
            <text:p>6.74917</text:p>
          </table:table-cell>
          <table:table-cell table:style-name="ce15" office:value-type="float" office:value="0.166541554033748" calcext:value-type="float">
            <text:p>0.17</text:p>
          </table:table-cell>
          <table:table-cell table:style-name="ce15" office:value-type="float" office:value="254.65625" calcext:value-type="float">
            <text:p>254.66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21" office:value-type="float" office:value="8.61157" calcext:value-type="float">
            <text:p>8.61157</text:p>
          </table:table-cell>
          <table:table-cell table:style-name="ce15" office:value-type="float" office:value="0.328311912715435" calcext:value-type="float">
            <text:p>0.33</text:p>
          </table:table-cell>
          <table:table-cell table:style-name="ce15" office:value-type="float" office:value="463.6875" calcext:value-type="float">
            <text:p>463.69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1" office:value-type="float" office:value="8" calcext:value-type="float">
            <text:p>8</text:p>
          </table:table-cell>
          <table:table-cell table:style-name="ce23" office:value-type="float" office:value="10.3783" calcext:value-type="float">
            <text:p>10.3783</text:p>
          </table:table-cell>
          <table:table-cell table:style-name="ce17" office:value-type="float" office:value="0.3580082654953" calcext:value-type="float">
            <text:p>0.36</text:p>
          </table:table-cell>
          <table:table-cell table:style-name="ce17" office:value-type="float" office:value="625.375" calcext:value-type="float">
            <text:p>625.38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Google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float" office:value="115.640625" calcext:value-type="float">
            <text:p>115.64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5" office:value-type="float" office:value="180.09375" calcext:value-type="float">
            <text:p>180.09</text:p>
          </table:table-cell>
          <table:table-cell table:number-columns-repeated="4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5" office:value-type="float" office:value="261.46875" calcext:value-type="float">
            <text:p>261.47</text:p>
          </table:table-cell>
          <table:table-cell table:number-columns-repeated="4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6" office:value-type="float" office:value="464.484375" calcext:value-type="float">
            <text:p>464.48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3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float" office:value="242.421875" calcext:value-type="float">
            <text:p>242.42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5" office:value-type="float" office:value="254.65625" calcext:value-type="float">
            <text:p>254.66</text:p>
          </table:table-cell>
          <table:table-cell table:number-columns-repeated="4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5" office:value-type="float" office:value="463.6875" calcext:value-type="float">
            <text:p>463.69</text:p>
          </table:table-cell>
          <table:table-cell table:number-columns-repeated="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7" office:value-type="float" office:value="625.375" calcext:value-type="float">
            <text:p>625.38</text:p>
          </table:table-cell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'Pivot Table_out_1'.A1:'Pivot Table_out_1'.F10" table:buttons="'Pivot Table_out_1'.A2 'Pivot Table_out_1'.B2 'Pivot Table_out_1'.C1" table:grand-total="none" table:show-filter-button="false">
          <table:source-cell-range table:cell-range-address="out.A1:out.H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Google" table:display="true" table:show-details="true"/>
                <table:data-pilot-member table:name="S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unk Size (MB)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median">
            <table:data-pilot-level table:show-empty="false" calcext:repeat-item-labels="false">
              <table:data-pilot-members>
                <table:data-pilot-member table:name="6.04826" table:display="true" table:show-details="true"/>
                <table:data-pilot-member table:name="6.685" table:display="true" table:show-details="true"/>
                <table:data-pilot-member table:name="6.74917" table:display="true" table:show-details="true"/>
                <table:data-pilot-member table:name="6.79346" table:display="true" table:show-details="true"/>
                <table:data-pilot-member table:name="7.0243" table:display="true" table:show-details="true"/>
                <table:data-pilot-member table:name="7.1517" table:display="true" table:show-details="true"/>
                <table:data-pilot-member table:name="7.22675" table:display="true" table:show-details="true"/>
                <table:data-pilot-member table:name="7.261" table:display="true" table:show-details="true"/>
                <table:data-pilot-member table:name="8.00355" table:display="true" table:show-details="true"/>
                <table:data-pilot-member table:name="8.61157" table:display="true" table:show-details="true"/>
                <table:data-pilot-member table:name="8.97" table:display="true" table:show-details="true"/>
                <table:data-pilot-member table:name="9.05807" table:display="true" table:show-details="true"/>
                <table:data-pilot-member table:name="9.94254" table:display="true" table:show-details="true"/>
                <table:data-pilot-member table:name="10.3783" table:display="true" table:show-details="true"/>
                <table:data-pilot-member table:name="10.405" table:display="true" table:show-details="true"/>
                <table:data-pilot-member table:name="11.2321" table:display="true" table:show-details="true"/>
                <table:data-pilot-member table:name="11.2687" table:display="true" table:show-details="true"/>
                <table:data-pilot-member table:name="11.3305" table:display="true" table:show-details="true"/>
                <table:data-pilot-member table:name="19.2519" table:display="true" table:show-details="true"/>
                <table:data-pilot-member table:name="19.6423" table:display="true" table:show-details="true"/>
                <table:data-pilot-member table:name="21.0848" table:display="true" table:show-details="true"/>
                <table:data-pilot-member table:name="35.6286" table:display="true" table:show-details="true"/>
                <table:data-pilot-member table:name="35.8472" table:display="true" table:show-details="true"/>
                <table:data-pilot-member table:name="36.35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ad Data Time(s)" table:orientation="data" table:used-hierarchy="0" table:function="median">
            <table:data-pilot-level table:show-empty="false" calcext:repeat-item-labels="false">
              <table:data-pilot-members>
                <table:data-pilot-member table:name="0.11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0" table:display="true" table:show-details="true"/>
                <table:data-pilot-member table:name="0.22" table:display="true" table:show-details="true"/>
                <table:data-pilot-member table:name="0.26" table:display="true" table:show-details="true"/>
                <table:data-pilot-member table:name="0.31" table:display="true" table:show-details="true"/>
                <table:data-pilot-member table:name="0.33" table:display="true" table:show-details="true"/>
                <table:data-pilot-member table:name="0.36" table:display="true" table:show-details="true"/>
                <table:data-pilot-member table:name="0.39" table:display="true" table:show-details="true"/>
                <table:data-pilot-member table:name="0.40" table:display="true" table:show-details="true"/>
                <table:data-pilot-member table:name="0.46" table:display="true" table:show-details="true"/>
                <table:data-pilot-member table:name="0.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lled Duration(ms)" table:orientation="data" table:used-hierarchy="0" table:function="median">
            <table:data-pilot-level table:show-empty="false" calcext:repeat-item-labels="false">
              <table:data-pilot-members>
                <table:data-pilot-member table:name="114.59" table:display="true" table:show-details="true"/>
                <table:data-pilot-member table:name="115.64" table:display="true" table:show-details="true"/>
                <table:data-pilot-member table:name="144.42" table:display="true" table:show-details="true"/>
                <table:data-pilot-member table:name="146.88" table:display="true" table:show-details="true"/>
                <table:data-pilot-member table:name="180.09" table:display="true" table:show-details="true"/>
                <table:data-pilot-member table:name="219.72" table:display="true" table:show-details="true"/>
                <table:data-pilot-member table:name="223.36" table:display="true" table:show-details="true"/>
                <table:data-pilot-member table:name="239.36" table:display="true" table:show-details="true"/>
                <table:data-pilot-member table:name="242.42" table:display="true" table:show-details="true"/>
                <table:data-pilot-member table:name="242.75" table:display="true" table:show-details="true"/>
                <table:data-pilot-member table:name="254.66" table:display="true" table:show-details="true"/>
                <table:data-pilot-member table:name="261.47" table:display="true" table:show-details="true"/>
                <table:data-pilot-member table:name="271.44" table:display="true" table:show-details="true"/>
                <table:data-pilot-member table:name="280.84" table:display="true" table:show-details="true"/>
                <table:data-pilot-member table:name="360.29" table:display="true" table:show-details="true"/>
                <table:data-pilot-member table:name="394.97" table:display="true" table:show-details="true"/>
                <table:data-pilot-member table:name="428.84" table:display="true" table:show-details="true"/>
                <table:data-pilot-member table:name="445.86" table:display="true" table:show-details="true"/>
                <table:data-pilot-member table:name="463.69" table:display="true" table:show-details="true"/>
                <table:data-pilot-member table:name="464.48" table:display="true" table:show-details="true"/>
                <table:data-pilot-member table:name="555.55" table:display="true" table:show-details="true"/>
                <table:data-pilot-member table:name="625.38" table:display="true" table:show-details="true"/>
                <table:data-pilot-member table:name="679.69" table:display="true" table:show-details="true"/>
                <table:data-pilot-member table:name="681.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lled Duration(ms)" table:orientation="data" table:used-hierarchy="-1" table:function="countnums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2-10T11:26:54.881243976</dc:date>
    <meta:editing-duration>PT4M36S</meta:editing-duration>
    <meta:editing-cycles>2</meta:editing-cycles>
    <meta:generator>LibreOffice/7.2.4.1$MacOSX_X86_64 LibreOffice_project/27d75539669ac387bb498e35313b970b7fe9c4f9</meta:generator>
    <meta:document-statistic meta:table-count="2" meta:cell-count="275" meta:object-count="0"/>
  </office:meta>
</office:document-meta>
</file>